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wijs is rond (denk ik). Nog wat geschreven.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oorlezen in de trein, meeting </text:p>
          </table:table-cell>
          <table:table-cell table:number-columns-repeated="1021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9:54:23.159349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4T19:54:38.324990249</dc:date>
    <meta:editing-cycles>74</meta:editing-cycles>
    <meta:editing-duration>PT4H17M17S</meta:editing-duration>
    <meta:document-statistic meta:table-count="1" meta:cell-count="3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